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dt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76" calcext:value-type="float">
            <text:p>376</text:p>
          </table:table-cell>
          <table:table-cell table:formula="of:=([.A2]-[.B2])/2*10^(-9)" office:value-type="float" office:value="0.000000185" calcext:value-type="float">
            <text:p>0.000000185</text:p>
          </table:table-cell>
          <table:table-cell table:formula="of:=2*[.$A$1]/[.C2]" office:value-type="float" office:value="175135135.135135" calcext:value-type="float">
            <text:p>175135135.13513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78" calcext:value-type="float">
            <text:p>378</text:p>
          </table:table-cell>
          <table:table-cell table:formula="of:=([.A3]-[.B3])/2*10^(-9)" office:value-type="float" office:value="0.000000172" calcext:value-type="float">
            <text:p>0.000000172</text:p>
          </table:table-cell>
          <table:table-cell table:formula="of:=2*[.$A$1]/[.C3]" office:value-type="float" office:value="188372093.023256" calcext:value-type="float">
            <text:p>188372093.023256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88" calcext:value-type="float">
            <text:p>488</text:p>
          </table:table-cell>
          <table:table-cell table:formula="of:=([.A4]-[.B4])/2*10^(-9)" office:value-type="float" office:value="0.000000172" calcext:value-type="float">
            <text:p>0.000000172</text:p>
          </table:table-cell>
          <table:table-cell table:formula="of:=2*[.$A$1]/[.C4]" office:value-type="float" office:value="188372093.023256" calcext:value-type="float">
            <text:p>188372093.023256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B5]*10^(-9)" office:value-type="float" office:value="0.000000154" calcext:value-type="float">
            <text:p>0.000000154</text:p>
          </table:table-cell>
          <table:table-cell table:formula="of:=2*[.$A$1]/[.C5]" office:value-type="float" office:value="210389610.38961" calcext:value-type="float">
            <text:p>210389610.38961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6]*10^(-9)" office:value-type="float" office:value="0.00000016" calcext:value-type="float">
            <text:p>0.00000016</text:p>
          </table:table-cell>
          <table:table-cell table:formula="of:=2*[.$A$1]/[.C6]" office:value-type="float" office:value="202500000" calcext:value-type="float">
            <text:p>20250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AVERAGE([.D2:.D6])" office:value-type="float" office:value="192953786.314251" calcext:value-type="float">
            <text:p>192953786.31425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office:value-type="float" office:value="42.8" calcext:value-type="float">
            <text:p>42.8</text:p>
          </table:table-cell>
          <table:table-cell office:value-type="string" calcext:value-type="string">
            <text:p>Z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D9]/[.D8]" office:value-type="float" office:value="0.000000221814771389323" calcext:value-type="float">
            <text:p>2.21814771389323E-0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3"/>
          <table:table-cell table:formula="of:=1/([.D9]*[.D8])" office:value-type="float" office:value="0.000000000121088507396565" calcext:value-type="float">
            <text:p>1.21088507396565E-10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0:35:25.954669884</meta:creation-date>
    <dc:date>2016-04-01T21:41:10.545227682</dc:date>
    <meta:editing-duration>PT24M4S</meta:editing-duration>
    <meta:editing-cycles>1</meta:editing-cycles>
    <meta:document-statistic meta:table-count="1" meta:cell-count="28" meta:object-count="0"/>
    <meta:generator>LibreOffice/5.1.1.2$Linux_X86_64 LibreOffice_project/10m0$Build-2</meta:generator>
  </office:meta>
</office:document-meta>
</file>